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414" officeooo:paragraph-rsid="00082414"/>
    </style:style>
    <style:style style:name="P2" style:family="paragraph" style:parent-style-name="Standard">
      <style:text-properties officeooo:rsid="00091032" officeooo:paragraph-rsid="00091032"/>
    </style:style>
    <style:style style:name="T1" style:family="text">
      <style:text-properties officeooo:rsid="000b6349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ing</text:p>
      <text:p text:style-name="P1">python train.py --dataset dataset --model fashion.model \</text:p>
      <text:section text:style-name="Sect1" text:name="crayon-5afab6e03e8fb644042795-2">
        <text:p text:style-name="Standard">--labelbin mlb.pickle</text:p>
      </text:section>
      <text:p text:style-name="P2">To verify</text:p>
      <text:p text:style-name="P1">python classify.py --model fashion.model --labelbin mlb.pickle \</text:p>
      <text:section text:style-name="Sect1" text:name="crayon-5afab6e03e932456085194-2">
        <text:p text:style-name="Standard">--image examples/example_01.jpg</text:p>
        <text:p text:style-name="P2"/>
        <text:p text:style-name="P2">we have 7 examples to test in our folder. So we can any examples from example_01 to e<text:span text:style-name="T1">x</text:span>ample_07</text:p>
        <text:p text:style-name="Standard"/>
        <text:p text:style-name="Standard"/>
        <text:p text:style-name="Standard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4:51:05.175936823</meta:creation-date>
    <dc:date>2018-05-22T11:55:09.064793725</dc:date>
    <meta:editing-duration>PT46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5" meta:character-count="284" meta:non-whitespace-character-count="252"/>
  </office:meta>
</office:document-meta>
</file>